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5E10F00AF22B0981.png" manifest:media-type="image/png"/>
  <manifest:file-entry manifest:full-path="Pictures/1000000000000266000001CC1EE148FC5A899A26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3.179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stroke="none" svg:stroke-color="#000000" draw:fill="none" draw:fill-color="#ffffff" fo:min-height="1.666cm"/>
    </style:style>
    <style:style style:name="gr1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512cm" fo:min-width="0.77cm"/>
    </style:style>
    <style:style style:name="gr11" style:family="graphic" style:parent-style-name="objectwithoutfill">
      <style:graphic-properties svg:stroke-width="0.152cm" svg:stroke-color="#ffffff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3" style:family="paragraph">
      <loext:graphic-properties draw:fill="none" draw:fill-color="#ffffff"/>
      <style:text-properties fo:color="#0e28f7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0e28f7" fo:font-size="14pt" style:font-size-asian="14pt" style:font-size-complex="14pt"/>
    </style:style>
    <style:style style:name="T3" style:family="text">
      <style:text-properties fo:font-size="22pt" fo:letter-spacing="0.06cm" fo:text-shadow="1pt 1pt" style:font-size-asian="22pt" style:font-size-complex="22pt"/>
    </style:style>
    <style:style style:name="T4" style:family="text">
      <style:text-properties fo:font-size="18pt" fo:letter-spacing="0.06cm" fo:text-shadow="1pt 1pt" style:font-size-asian="22pt" style:font-size-complex="22pt"/>
    </style:style>
    <style:style style:name="T5" style:family="text">
      <style:text-properties fo:font-size="10pt" fo:text-shadow="1pt 1pt" style:font-size-asian="14pt" style:font-size-complex="14pt"/>
    </style:style>
    <style:style style:name="T6" style:family="text">
      <style:text-properties fo:font-size="10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2pt" fo:letter-spacing="0.06cm" style:font-size-asian="22pt" style:font-size-complex="22pt"/>
    </style:style>
    <style:style style:name="T9" style:family="text">
      <style:text-properties fo:font-size="18pt" fo:letter-spacing="0.06cm" style:font-size-asian="22pt" style:font-size-complex="22pt"/>
    </style:style>
    <style:style style:name="T10" style:family="text">
      <style:text-properties fo:font-size="10pt" fo:letter-spacing="normal" style:font-size-asian="12pt" style:font-size-complex="12pt"/>
    </style:style>
    <style:style style:name="T11" style:family="text">
      <style:text-properties fo:font-size="10pt" fo:letter-spacing="normal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8pt" style:font-size-complex="18pt"/>
    </style:style>
    <style:style style:name="T14" style:family="text">
      <style:text-properties fo:font-size="14pt" fo:letter-spacing="0.06cm" style:font-size-asian="18pt" style:font-size-complex="18pt"/>
    </style:style>
    <style:style style:name="T15" style:family="text">
      <style:text-properties fo:font-size="9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159cm" svg:height="6.112cm" svg:x="1.778cm" svg:y="0.381cm">
            <draw:image xlink:href="Pictures/1000000000000266000001CC1EE148FC5A899A26.pdf" xlink:type="simple" xlink:show="embed" xlink:actuate="onLoad" loext:mime-type="application/pdf">
              <text:p/>
            </draw:image>
            <draw:image xlink:href="Pictures/1000000000000266000001CC5E10F00AF22B0981.png" xlink:type="simple" xlink:show="embed" xlink:actuate="onLoad" loext:mime-type="image/png"/>
          </draw:frame>
          <draw:frame draw:style-name="gr2" draw:text-style-name="P2" draw:layer="layout" svg:width="1.905cm" svg:height="0.889cm" svg:x="4.191cm" svg:y="1.143cm">
            <draw:text-box>
              <text:p><text:span text:style-name="T1">Liquid</text:span></text:p>
            </draw:text-box>
          </draw:frame>
          <draw:frame draw:style-name="gr3" draw:text-style-name="P3" draw:layer="layout" svg:width="1.905cm" svg:height="0.806cm" svg:x="7.493cm" svg:y="4.147cm">
            <draw:text-box>
              <text:p><text:span text:style-name="T2">S</text:span><text:span text:style-name="T2">o</text:span><text:span text:style-name="T2">li</text:span><text:span text:style-name="T2">d</text:span></text:p>
            </draw:text-box>
          </draw:frame>
          <draw:line draw:style-name="gr4" draw:text-style-name="P1" draw:layer="layout" svg:x1="4.826cm" svg:y1="2.64cm" svg:x2="4.826cm" svg:y2="6.196cm">
            <text:p/>
          </draw:line>
          <draw:line draw:style-name="gr4" draw:text-style-name="P1" draw:layer="layout" svg:x1="6.858cm" svg:y1="4.445cm" svg:x2="6.858cm" svg:y2="6.223cm">
            <text:p/>
          </draw:line>
          <draw:line draw:style-name="gr4" draw:text-style-name="P1" draw:layer="layout" svg:x1="4.826cm" svg:y1="2.64cm" svg:x2="2.54cm" svg:y2="2.64cm">
            <text:p/>
          </draw:line>
          <draw:line draw:style-name="gr4" draw:text-style-name="P1" draw:layer="layout" svg:x1="6.858cm" svg:y1="4.445cm" svg:x2="2.667cm" svg:y2="4.445cm">
            <text:p/>
          </draw:line>
          <draw:frame draw:style-name="gr5" draw:text-style-name="P5" draw:layer="layout" svg:width="2.921cm" svg:height="3.429cm" svg:x="0cm" svg:y="1.905cm">
            <draw:text-box>
              <text:p text:style-name="P4"><text:span text:style-name="T3"><text:s text:c="3"/></text:span><text:span text:style-name="T4">f</text:span><text:span text:style-name="T5">s</text:span><text:span text:style-name="T6">olid</text:span></text:p>
              <text:p text:style-name="P4"><text:span text:style-name="T7"/></text:p>
              <text:p text:style-name="P4"><text:span text:style-name="T7"/></text:p>
              <text:p text:style-name="P4"><text:span text:style-name="T8"><text:s text:c="4"/></text:span><text:span text:style-name="T9">f</text:span><text:span text:style-name="T10">L</text:span><text:span text:style-name="T11">i</text:span><text:span text:style-name="T6">quid</text:span></text:p>
            </draw:text-box>
          </draw:frame>
          <draw:frame draw:style-name="gr6" draw:text-style-name="P6" draw:layer="layout" svg:width="3.429cm" svg:height="1.778cm" svg:x="4.318cm" svg:y="6.223cm">
            <draw:text-box>
              <text:p><text:span text:style-name="T12"><text:s/></text:span><text:span text:style-name="T13">1 <text:s text:c="3"/></text:span><text:span text:style-name="T12"><text:s text:c="9"/></text:span><text:span text:style-name="T13">1</text:span></text:p>
              <text:p><text:span text:style-name="T14">n</text:span><text:span text:style-name="T15">S </text:span><text:span text:style-name="T12"><text:s text:c="10"/></text:span><text:span text:style-name="T14">n</text:span><text:span text:style-name="T15">L</text:span></text:p>
            </draw:text-box>
          </draw:frame>
          <draw:line draw:style-name="gr4" draw:text-style-name="P1" draw:layer="layout" svg:x1="4.445cm" svg:y1="6.951cm" svg:x2="5.207cm" svg:y2="6.951cm">
            <text:p/>
          </draw:line>
          <draw:line draw:style-name="gr4" draw:text-style-name="P1" draw:layer="layout" svg:x1="6.553cm" svg:y1="6.96cm" svg:x2="7.315cm" svg:y2="6.96cm">
            <text:p/>
          </draw:line>
          <draw:frame draw:style-name="gr7" draw:text-style-name="P7" draw:layer="layout" svg:width="6.112cm" svg:height="1.361cm" svg:x="2.905cm" svg:y="7.767cm">
            <draw:text-box>
              <text:p text:style-name="P4"><text:span text:style-name="T13">Inverse <text:s/>Number Density</text:span></text:p>
            </draw:text-box>
          </draw:frame>
          <draw:frame draw:style-name="gr8" draw:text-style-name="P7" draw:layer="layout" svg:width="7.62cm" svg:height="1.505cm" draw:transform="rotate (1.5707963267949) translate (0.361cm 7.638cm)">
            <draw:text-box>
              <text:p text:style-name="P4"><text:span text:style-name="T13">Helmholtz free energy/atom</text:span></text:p>
            </draw:text-box>
          </draw:frame>
          <draw:line draw:style-name="gr4" draw:text-style-name="P1" draw:layer="layout" svg:x1="8.636cm" svg:y1="6.528cm" svg:x2="9.144cm" svg:y2="6.528cm">
            <text:p/>
          </draw:line>
          <draw:frame draw:style-name="gr9" draw:text-style-name="P6" draw:layer="layout" svg:width="2.032cm" svg:height="1.916cm" svg:x="8.509cm" svg:y="5.842cm">
            <draw:text-box>
              <text:p><text:span text:style-name="T13">1 <text:s text:c="3"/></text:span><text:span text:style-name="T12"><text:s text:c="5"/></text:span></text:p>
              <text:p><text:span text:style-name="T14">n</text:span><text:span text:style-name="T15"> </text:span><text:span text:style-name="T12"><text:s text:c="9"/></text:span></text:p>
            </draw:text-box>
          </draw:frame>
          <draw:custom-shape draw:style-name="gr10" draw:text-style-name="P8" draw:layer="layout" svg:width="1.27cm" svg:height="0.762cm" svg:x="7.731cm" svg:y="1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" draw:layer="layout" svg:x1="9.001cm" svg:y1="1.127cm" svg:x2="9.001cm" svg:y2="1.88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7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5T18:38:31.920209258</dc:date>
    <meta:editing-duration>PT2H3M29S</meta:editing-duration>
    <meta:editing-cycles>44</meta:editing-cycles>
    <meta:generator>LibreOffice/6.1.5.2$Linux_X86_64 LibreOffice_project/10$Build-2</meta:generator>
    <meta:document-statistic meta:object-count="18"/>
  </office:meta>
</office:document-meta>
</file>